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data from <text:s/>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nt test data on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d data from MEMS</text:p>
          </table:table-cell>
          <table:table-cell table:style-name="ce13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4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3:59:14.86735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27T17:36:24.132465850</dc:date>
    <meta:editing-duration>P14DT5H15M4S</meta:editing-duration>
    <meta:editing-cycles>66</meta:editing-cycles>
    <meta:document-statistic meta:table-count="1" meta:cell-count="120" meta:object-count="0"/>
  </office:meta>
</office:document-meta>
</file>